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Noto Serif Display Black" svg:font-family="'Noto Serif Display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fr" fo:country="FR" officeooo:rsid="0013508a" officeooo:paragraph-rsid="0013508a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officeooo:rsid="0013508a" officeooo:paragraph-rsid="0013508a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00" style:font-name="Noto Serif Display Black" fo:font-size="22pt" fo:language="fr" fo:country="FR" officeooo:rsid="0013508a" officeooo:paragraph-rsid="0013508a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text-line-through-style="none" style:text-line-through-type="none" fo:font-size="12pt" fo:language="fr" fo:country="FR" officeooo:paragraph-rsid="0013508a" style:font-size-asian="12pt" style:font-size-complex="12pt"/>
    </style:style>
    <style:style style:name="P5" style:family="paragraph" style:parent-style-name="Standard" style:list-style-name="List_20_1">
      <style:paragraph-properties fo:text-align="start" style:justify-single-word="false"/>
      <style:text-properties fo:font-size="16pt" fo:language="fr" fo:country="FR" officeooo:rsid="0013508a" officeooo:paragraph-rsid="0013508a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language="fr" fo:country="FR" officeooo:rsid="0013508a" officeooo:paragraph-rsid="002618cf" style:font-size-asian="16pt" style:font-size-complex="16pt"/>
    </style:style>
    <style:style style:name="P7" style:family="paragraph" style:parent-style-name="Standard" style:list-style-name="Numbering_20_123">
      <style:paragraph-properties fo:text-align="start" style:justify-single-word="false"/>
      <style:text-properties fo:font-size="16pt" fo:language="fr" fo:country="FR" officeooo:rsid="0013508a" officeooo:paragraph-rsid="0013508a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fo:language="fr" fo:country="FR" officeooo:rsid="0013508a" officeooo:paragraph-rsid="0013508a" style:font-size-asian="16pt" style:font-size-complex="16pt"/>
    </style:style>
    <style:style style:name="P9" style:family="paragraph" style:parent-style-name="Standard" style:list-style-name="List_20_1">
      <style:paragraph-properties fo:text-align="start" style:justify-single-word="false"/>
      <style:text-properties fo:font-size="16pt" fo:language="fr" fo:country="FR" officeooo:rsid="0017c9dd" officeooo:paragraph-rsid="0017c9dd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fo:language="fr" fo:country="FR" officeooo:rsid="0017c9dd" officeooo:paragraph-rsid="002618cf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fo:language="fr" fo:country="FR" officeooo:rsid="00191492" officeooo:paragraph-rsid="0023bafe" style:font-size-asian="16pt" style:font-size-complex="16pt"/>
    </style:style>
    <style:style style:name="P12" style:family="paragraph" style:parent-style-name="Standard" style:list-style-name="List_20_1">
      <style:paragraph-properties fo:text-align="start" style:justify-single-word="false"/>
      <style:text-properties fo:font-size="16pt" fo:language="fr" fo:country="FR" officeooo:rsid="0016e71d" officeooo:paragraph-rsid="0016e71d" style:font-size-asian="16pt" style:font-size-complex="16pt"/>
    </style:style>
    <style:style style:name="P13" style:family="paragraph" style:parent-style-name="Standard" style:list-style-name="List_20_1">
      <style:paragraph-properties fo:text-align="start" style:justify-single-word="false"/>
      <style:text-properties fo:font-size="16pt" fo:language="fr" fo:country="FR" officeooo:rsid="001502ea" officeooo:paragraph-rsid="0016e71d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language="fr" fo:country="FR" officeooo:rsid="002618cf" officeooo:paragraph-rsid="002618cf" style:font-size-asian="16pt" style:font-size-complex="16pt"/>
    </style:style>
    <style:style style:name="P15" style:family="paragraph" style:parent-style-name="Standard" style:list-style-name="List_20_1">
      <style:paragraph-properties fo:text-align="start" style:justify-single-word="false"/>
      <style:text-properties officeooo:paragraph-rsid="0023bafe"/>
    </style:style>
    <style:style style:name="P16" style:family="paragraph" style:parent-style-name="Standard" style:list-style-name="List_20_1">
      <style:paragraph-properties fo:text-align="start" style:justify-single-word="false"/>
      <style:text-properties style:font-name="Liberation Serif" fo:font-size="16pt" fo:language="fr" fo:country="FR" officeooo:rsid="0016e71d" officeooo:paragraph-rsid="0016e71d" style:font-size-asian="16pt" style:font-size-complex="16pt"/>
    </style:style>
    <style:style style:name="P17" style:family="paragraph" style:parent-style-name="Standard" style:list-style-name="List_20_1">
      <style:paragraph-properties fo:text-align="start" style:justify-single-word="false"/>
      <style:text-properties fo:language="fr" fo:country="FR" officeooo:paragraph-rsid="0016b5dc"/>
    </style:style>
    <style:style style:name="P18" style:family="paragraph" style:parent-style-name="Standard" style:list-style-name="List_20_1">
      <style:paragraph-properties fo:text-align="start" style:justify-single-word="false"/>
      <style:text-properties fo:language="fr" fo:country="FR" officeooo:rsid="001d52af" officeooo:paragraph-rsid="001d52af"/>
    </style:style>
    <style:style style:name="P19" style:family="paragraph" style:parent-style-name="Standard" style:list-style-name="List_20_1">
      <style:paragraph-properties fo:text-align="start" style:justify-single-word="false"/>
      <style:text-properties fo:language="fr" fo:country="FR" officeooo:rsid="0016e71d" officeooo:paragraph-rsid="0016e71d"/>
    </style:style>
    <style:style style:name="P20" style:family="paragraph" style:parent-style-name="Standard">
      <style:paragraph-properties fo:text-align="center" style:justify-single-word="false"/>
      <style:text-properties officeooo:paragraph-rsid="002270fc"/>
    </style:style>
    <style:style style:name="T1" style:family="text">
      <style:text-properties fo:language="fr" fo:country="FR" officeooo:rsid="0013508a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2618cf"/>
    </style:style>
    <style:style style:name="T4" style:family="text">
      <style:text-properties style:text-line-through-style="none" style:text-line-through-type="none" fo:font-size="11pt" style:font-size-asian="11pt" style:font-size-complex="11pt"/>
    </style:style>
    <style:style style:name="T5" style:family="text">
      <style:text-properties style:text-line-through-style="none" style:text-line-through-type="none" fo:font-size="11pt" officeooo:rsid="002618cf" style:font-size-asian="11pt" style:font-size-complex="11pt"/>
    </style:style>
    <style:style style:name="T6" style:family="text">
      <style:text-properties fo:font-size="16pt" fo:language="fr" fo:country="FR" style:font-size-asian="16pt" style:font-size-complex="16pt"/>
    </style:style>
    <style:style style:name="T7" style:family="text">
      <style:text-properties fo:font-size="16pt" fo:language="fr" fo:country="FR" officeooo:rsid="0013508a" style:font-size-asian="16pt" style:font-size-complex="16pt"/>
    </style:style>
    <style:style style:name="T8" style:family="text">
      <style:text-properties fo:font-size="16pt" fo:language="fr" fo:country="FR" officeooo:rsid="0016b5dc" style:font-size-asian="16pt" style:font-size-complex="16pt"/>
    </style:style>
    <style:style style:name="T9" style:family="text">
      <style:text-properties fo:font-size="16pt" fo:language="fr" fo:country="FR" officeooo:rsid="00191492" style:font-size-asian="16pt" style:font-size-complex="16pt"/>
    </style:style>
    <style:style style:name="T10" style:family="text">
      <style:text-properties fo:font-size="16pt" fo:language="fr" fo:country="FR" officeooo:rsid="001ed3c7" style:font-size-asian="16pt" style:font-size-complex="16pt"/>
    </style:style>
    <style:style style:name="T11" style:family="text">
      <style:text-properties fo:font-size="16pt" fo:language="fr" fo:country="FR" officeooo:rsid="001f13f1" style:font-size-asian="16pt" style:font-size-complex="16pt"/>
    </style:style>
    <style:style style:name="T12" style:family="text">
      <style:text-properties fo:font-size="16pt" fo:language="fr" fo:country="FR" officeooo:rsid="002618cf" style:font-size-asian="16pt" style:font-size-complex="16pt"/>
    </style:style>
    <style:style style:name="T13" style:family="text">
      <style:text-properties fo:font-size="16pt" fo:language="fr" fo:country="FR" officeooo:rsid="002926f6" style:font-size-asian="16pt" style:font-size-complex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officeooo:rsid="0013508a" style:font-size-asian="16pt" style:font-size-complex="16pt"/>
    </style:style>
    <style:style style:name="T16" style:family="text">
      <style:text-properties fo:font-size="16pt" officeooo:rsid="00191492" style:font-size-asian="16pt" style:font-size-complex="16pt"/>
    </style:style>
    <style:style style:name="T17" style:family="text">
      <style:text-properties fo:font-size="16pt" officeooo:rsid="0016b5dc" style:font-size-asian="16pt" style:font-size-complex="16pt"/>
    </style:style>
    <style:style style:name="T18" style:family="text">
      <style:text-properties fo:font-size="16pt" officeooo:rsid="001f13f1" style:font-size-asian="16pt" style:font-size-complex="16pt"/>
    </style:style>
    <style:style style:name="T19" style:family="text">
      <style:text-properties fo:font-size="16pt" officeooo:rsid="001ed3c7" style:font-size-asian="16pt" style:font-size-complex="16pt"/>
    </style:style>
    <style:style style:name="T20" style:family="text">
      <style:text-properties fo:font-size="16pt" officeooo:rsid="002618cf" style:font-size-asian="16pt" style:font-size-complex="16pt"/>
    </style:style>
    <style:style style:name="T21" style:family="text">
      <style:text-properties style:font-name="Liberation Serif1" officeooo:rsid="0016b5dc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officeooo:rsid="0016b5dc"/>
    </style:style>
    <style:style style:name="T24" style:family="text">
      <style:text-properties style:font-name="Liberation Serif" officeooo:rsid="00191492"/>
    </style:style>
    <style:style style:name="T25" style:family="text">
      <style:text-properties style:font-name="Liberation Serif" fo:font-size="16pt" fo:language="fr" fo:country="FR" officeooo:rsid="002618cf" style:font-size-asian="16pt" style:font-size-complex="16pt"/>
    </style:style>
    <style:style style:name="T26" style:family="text">
      <style:text-properties style:font-name="Liberation Serif" fo:font-size="16pt" officeooo:rsid="002618cf" style:font-size-asian="16pt" style:font-size-complex="16pt"/>
    </style:style>
    <style:style style:name="T27" style:family="text">
      <style:text-properties style:font-name="Liberation Serif" fo:font-weight="bold" style:font-weight-asian="bold" style:font-weight-complex="bold"/>
    </style:style>
    <style:style style:name="T28" style:family="text">
      <style:text-properties style:font-name="Liberation Serif" fo:font-weight="bold" officeooo:rsid="002618cf" style:font-weight-asian="bold" style:font-weight-complex="bold"/>
    </style:style>
    <style:style style:name="T29" style:family="text">
      <style:text-properties officeooo:rsid="002618cf"/>
    </style:style>
    <style:style style:name="T30" style:family="text">
      <style:text-properties style:font-name="sans-serif"/>
    </style:style>
    <style:style style:name="T31" style:family="text">
      <style:text-properties style:font-name="sans-serif" fo:font-size="13.5pt"/>
    </style:style>
    <style:style style:name="T32" style:family="text">
      <style:text-properties style:font-name="sans-serif" fo:font-size="13.5pt" fo:language="fr" fo:country="FR" officeooo:rsid="002618cf" style:font-size-asian="16pt" style:font-size-complex="16pt"/>
    </style:style>
    <style:style style:name="T33" style:family="text">
      <style:text-properties style:font-name="sans-serif" fo:font-size="13.5pt" officeooo:rsid="002618cf"/>
    </style:style>
    <style:style style:name="T34" style:family="text">
      <style:text-properties style:font-name="sans-serif" fo:font-size="13.5pt" officeooo:rsid="002618cf" style:font-size-asian="16pt" style:font-size-complex="16pt"/>
    </style:style>
    <style:style style:name="T35" style:family="text">
      <style:text-properties fo:font-size="11pt" fo:language="fr" fo:country="FR" officeooo:rsid="0013508a" style:font-size-asian="11pt" style:font-size-complex="11pt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2926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HIER DES CHARGES</text:p>
      <text:p text:style-name="P2">Système ambi<text:span text:style-name="T38">s</text:span>onique</text:p>
      <text:p text:style-name="P4"/>
      <text:p text:style-name="P2"/>
      <text:p text:style-name="P6"><text:span text:style-name="T27">OBJECTIF </text:span><text:span text:style-name="T28">:</text:span></text:p>
      <text:p text:style-name="P10"><text:span text:style-name="T30">Amélioration hardware d’un projet de</text:span><text:span text:style-name="T22"> </text:span><text:span text:style-name="T30">3eme année SIA (Système de spatialisation sonore ambisonique).</text:span></text:p>
      <text:p text:style-name="P14"><text:span text:style-name="T22"/></text:p>
      <text:list xml:id="list4136305899" text:style-name="Numbering_20_123">
        <text:list-item>
          <text:p text:style-name="P7"><text:span text:style-name="T37">Module 1 : Transformateur</text:span></text:p>
        </text:list-item>
      </text:list>
      <text:list xml:id="list282667457" text:style-name="List_20_1">
        <text:list-item>
          <text:p text:style-name="P5">Transformation du courant</text:p>
          <text:list>
            <text:list-item>
              <text:list>
                <text:list-item>
                  <text:list>
                    <text:list-item>
                      <text:p text:style-name="P9">Entrée : 230V AC (Réseau)</text:p>
                    </text:list-item>
                    <text:list-item>
                      <text:p text:style-name="P9">Sortie : 12V DC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Norme IP </text:p>
          <text:list>
            <text:list-item>
              <text:list>
                <text:list-item>
                  <text:list>
                    <text:list-item>
                      <text:p text:style-name="P15"><text:span text:style-name="T7">I</text:span><text:span text:style-name="T9">P </text:span><text:span text:style-name="T13">4</text:span><text:span text:style-name="T9">0D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tab/>(Protection de la personne contre l’accès aux parties dangereuses avec un fil)</text:p>
      <text:list xml:id="list170413076225629" text:continue-numbering="true" text:style-name="List_20_1">
        <text:list-item>
          <text:p text:style-name="P17"><text:span text:style-name="T15">R</text:span><text:span text:style-name="T17">éduction de l’encombrement</text:span></text:p>
          <text:list>
            <text:list-item>
              <text:list>
                <text:list-item>
                  <text:list>
                    <text:list-item>
                      <text:p text:style-name="P9">Dimensions visées : 42 x 33 x 4.5 cm</text:p>
                    </text:list-item>
                    <text:list-item>
                      <text:p text:style-name="P9">Commun Module 1 et 2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70411175490022" text:continue-list="list4136305899" text:style-name="Numbering_20_123">
        <text:list-item>
          <text:p text:style-name="P7"><text:span text:style-name="T37">Module 2 : Additionneur 12 DC avec signal</text:span></text:p>
        </text:list-item>
      </text:list>
      <text:list xml:id="list170411748891713" text:continue-list="list170413076225629" text:style-name="List_20_1">
        <text:list-item>
          <text:p text:style-name="P5">Passage de l’alimentation et du signal dans un seul câble</text:p>
          <text:list>
            <text:list-item>
              <text:list>
                <text:list-item>
                  <text:list>
                    <text:list-item>
                      <text:p text:style-name="P18"><text:span text:style-name="T15">E</text:span><text:span text:style-name="T14">ntrée : Signal (Jack </text:span><text:span text:style-name="T18">6.</text:span><text:span text:style-name="T14">3</text:span><text:span text:style-name="T19">5mm</text:span><text:span text:style-name="T14">)</text:span></text:p>
                    </text:list-item>
                    <text:list-item>
                      <text:p text:style-name="P18"><text:span text:style-name="T14">Sortie : Puissance </text:span><text:span text:style-name="T20">(1.5A / HP)</text:span><text:span text:style-name="T14"> + Signal (Jack </text:span><text:span text:style-name="T18">6.</text:span><text:span text:style-name="T14">3</text:span><text:span text:style-name="T19">5mm</text:span><text:span text:style-name="T14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<text:span text:style-name="T15">A</text:span><text:span text:style-name="T14">nalogiquement</text:span></text:p>
        </text:list-item>
      </text:list>
      <text:p text:style-name="P1"/>
      <text:list xml:id="list170411198586929" text:continue-list="list170411175490022" text:style-name="Numbering_20_123">
        <text:list-item>
          <text:p text:style-name="P7"><text:span text:style-name="T37">Module 3 : Ampli audio, séparation puissance et signal</text:span></text:p>
        </text:list-item>
      </text:list>
      <text:list xml:id="list170411470515145" text:continue-list="list170411748891713" text:style-name="List_20_1">
        <text:list-item>
          <text:p text:style-name="P12"><text:span text:style-name="T23">E</text:span><text:span text:style-name="T22">ntrée : 12V + signal </text:span><text:span text:style-name="T24">(provenant de l’additionneur)</text:span></text:p>
        </text:list-item>
        <text:list-item>
          <text:p text:style-name="P16">Séparation puissance/signal analogique</text:p>
        </text:list-item>
        <text:list-item>
          <text:p text:style-name="P16">Echantillonage du signal par Codec</text:p>
        </text:list-item>
        <text:list-item>
          <text:p text:style-name="P16">Filtrage numérique par microprocesseur</text:p>
        </text:list-item>
        <text:list-item>
          <text:p text:style-name="P13"><text:span text:style-name="T22">Amplification du signal </text:span><text:span text:style-name="T23">(ampli 15W pour une charge de 8</text:span><text:span text:style-name="T21">Ω</text:span><text:span text:style-name="T23">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Noto Serif Display Black" svg:font-family="'Noto Serif Display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270fc"/>
    </style:style>
    <style:style style:name="MT1" style:family="text">
      <style:text-properties fo:font-size="11pt" fo:language="fr" fo:country="FR" officeooo:rsid="0013508a" style:font-size-asian="11pt" style:font-size-complex="11pt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style:text-line-through-style="none" style:text-line-through-type="none" fo:font-size="11pt" style:font-size-asian="11pt" style:font-size-complex="11pt"/>
    </style:style>
    <style:style style:name="MT4" style:family="text">
      <style:text-properties style:text-line-through-style="none" style:text-line-through-type="none" fo:font-size="11pt" officeooo:rsid="002618cf" style:font-size-asian="11pt" style:font-size-complex="11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drien MILLASSEAU - </text:span><text:span text:style-name="MT2">Colin LATHUILLERE - </text:span><text:span text:style-name="MT3">Zeïck SOULE - Alexis RONDEAU - Amaury BODET – </text:span><text:span text:style-name="MT4">Martina VAN DE MOOSDIJK</text:span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08:01:08.389290566</meta:creation-date>
    <dc:date>2022-05-10T17:04:11.057175945</dc:date>
    <meta:editing-duration>PT1H58M59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180" meta:character-count="1012" meta:non-whitespace-character-count="874"/>
  </office:meta>
</office:document-meta>
</file>